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4.299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4.10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4.874cm"/>
    </style:style>
    <style:style style:name="co11" style:family="table-column">
      <style:table-column-properties fo:break-before="auto" style:column-width="3.78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5.202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5.803cm"/>
    </style:style>
    <style:style style:name="co18" style:family="table-column">
      <style:table-column-properties fo:break-before="auto" style:column-width="3.314cm"/>
    </style:style>
    <style:style style:name="co19" style:family="table-column">
      <style:table-column-properties fo:break-before="auto" style:column-width="2.413cm"/>
    </style:style>
    <style:style style:name="co20" style:family="table-column">
      <style:table-column-properties fo:break-before="auto" style:column-width="4.572cm"/>
    </style:style>
    <style:style style:name="co21" style:family="table-column">
      <style:table-column-properties fo:break-before="auto" style:column-width="4.463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835cm"/>
    </style:style>
    <style:style style:name="co24" style:family="table-column">
      <style:table-column-properties fo:break-before="auto" style:column-width="3.806cm"/>
    </style:style>
    <style:style style:name="co25" style:family="table-column">
      <style:table-column-properties fo:break-before="auto" style:column-width="3.642cm"/>
    </style:style>
    <style:style style:name="co26" style:family="table-column">
      <style:table-column-properties fo:break-before="auto" style:column-width="5.611cm"/>
    </style:style>
    <style:style style:name="co27" style:family="table-column">
      <style:table-column-properties fo:break-before="auto" style:column-width="6.869cm"/>
    </style:style>
    <style:style style:name="co28" style:family="table-column">
      <style:table-column-properties fo:break-before="auto" style:column-width="2.877cm"/>
    </style:style>
    <style:style style:name="co29" style:family="table-column">
      <style:table-column-properties fo:break-before="auto" style:column-width="2.741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2" style:family="text">
      <style:text-properties style:font-name="Arial" fo:font-size="10pt" fo:language="en" fo:country="US" style:font-size-asian="10pt" style:font-size-complex="5.69999980926514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number-columns-repeated="2" table:default-cell-style-name="ce1"/>
        <table:table-column table:style-name="co19" table:default-cell-style-name="ce1"/>
        <table:table-column table:style-name="co15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5" table:default-cell-style-name="ce1"/>
        <table:table-column table:style-name="co25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;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[</text:p>
          </table:table-cell>
          <table:table-cell table:style-name="ce3" office:value-type="string">
            <text:p>]</text:p>
          </table:table-cell>
          <table:table-cell table:style-name="ce3" office:value-type="string">
            <text:p>num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=</text:p>
          </table:table-cell>
          <table:table-cell table:style-name="ce3" office:value-type="string">
            <text:p>||</text:p>
          </table:table-cell>
          <table:table-cell table:style-name="ce3" office:value-type="string">
            <text:p>&amp;&amp;</text:p>
          </table:table-cell>
          <table:table-cell table:style-name="ce3" office:value-type="string">
            <text:p>'=='</text:p>
          </table:table-cell>
          <table:table-cell table:style-name="ce3" office:value-type="string">
            <text:p>!=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lt;=</text:p>
          </table:table-cell>
          <table:table-cell table:style-name="ce3" office:value-type="string">
            <text:p>&gt;=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!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,</text:p>
          </table:table-cell>
          <table:table-cell table:style-name="ce3" office:value-type="string">
            <text:p>$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39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7"/>
          <table:table-cell office:value-type="string">
            <text:p>funcs ::= <text:span text:style-name="T1">ε</text:span></text:p>
          </table:table-cell>
          <table:table-cell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( optparams ) func'</text:p>
          </table:table-cell>
          <table:table-cell table:number-columns-repeated="39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;</text:p>
          </table:table-cell>
          <table:table-cell office:value-type="string">
            <text:p>func' ::= block</text:p>
          </table:table-cell>
          <table:table-cell table:number-columns-repeated="34"/>
          <table:table-cell office:value-type="string">
            <text:p>func'</text:p>
          </table:table-cell>
          <table:table-cell office:value-type="string">
            <text:p>{ ;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<text:span text:style-name="T1">ε</text:span></text:p>
          </table:table-cell>
          <table:table-cell table:number-columns-repeated="3"/>
          <table:table-cell office:value-type="string">
            <text:p>optparams ::= params</text:p>
          </table:table-cell>
          <table:table-cell office:value-type="string">
            <text:p>optparams ::= params</text:p>
          </table:table-cell>
          <table:table-cell table:number-columns-repeated="31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office:value-type="string">
            <text:p>params ::= type id params'</text:p>
          </table:table-cell>
          <table:table-cell office:value-type="string">
            <text:p>params ::= type id params'</text:p>
          </table:table-cell>
          <table:table-cell table:number-columns-repeated="31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33"/>
          <table:table-cell office:value-type="string">
            <text:p>params' ::= , params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{ decls stmts }</text:p>
          </table:table-cell>
          <table:table-cell table:number-columns-repeated="34"/>
          <table:table-cell office:value-type="string">
            <text:p>block</text:p>
          </table:table-cell>
          <table:table-cell office:value-type="string">
            <text:p>{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{ }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<text:span text:style-name="T1">ε</text:span>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/>decl decls</text:p>
          </table:table-cell>
          <table:table-cell office:value-type="string">
            <text:p>decls ::= <text:s/>decl decls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table:number-columns-repeated="21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ls</text:p>
          </table:table-cell>
          <table:table-cell table:number-columns-repeated="7"/>
          <table:table-cell office:value-type="string">
            <text:p>decl ::= <text:s/>type id ;</text:p>
          </table:table-cell>
          <table:table-cell office:value-type="string">
            <text:p>decl ::= <text:s/>type id ;</text:p>
          </table:table-cell>
          <table:table-cell table:number-columns-repeated="31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office:value-type="string">
            <text:p>type ::= record { decls } type'</text:p>
          </table:table-cell>
          <table:table-cell table:number-columns-repeated="31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7"/>
          <table:table-cell office:value-type="string">
            <text:p>type' ::= [ num ] type' </text:p>
          </table:table-cell>
          <table:table-cell table:number-columns-repeated="30"/>
          <table:table-cell office:value-type="string">
            <text:p>type'</text:p>
          </table:table-cell>
          <table:table-cell office:value-type="string">
            <text:p>[ <text:span text:style-name="T1">ε</text:span>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4" office:value-type="string">
            <text:p>stmts ::= ε </text:p>
          </table:table-cell>
          <table:table-cell table:number-columns-repeated="5"/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number-columns-repeated="22"/>
          <table:table-cell office:value-type="string">
            <text:p>smts</text:p>
          </table:table-cell>
          <table:table-cell office:value-type="string">
            <text:p>id if while do break return print { <text:span text:style-name="T1">ε</text:span>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}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6"/>
          <table:table-cell office:value-type="string">
            <text:p>stmt ::= <text:span text:style-name="T2">if ( assign ) stmt stmt'</text:span></text:p>
          </table:table-cell>
          <table:table-cell table:style-name="ce4" office:value-type="string">
            <text:p>stmt ::=while ( assign ) stmt </text:p>
          </table:table-cell>
          <table:table-cell office:value-type="string">
            <text:p>stmt ::= <text:span text:style-name="T2">do stmt while ( assign ) ; </text:span></text:p>
          </table:table-cell>
          <table:table-cell office:value-type="string">
            <text:p>stmt ::= <text:span text:style-name="T2">break ; </text:span></text:p>
          </table:table-cell>
          <table:table-cell office:value-type="string">
            <text:p>stmt ::= <text:span text:style-name="T2">return stmt''</text:span></text:p>
          </table:table-cell>
          <table:table-cell office:value-type="string">
            <text:p>stmt ::= <text:span text:style-name="T2">print loc ; </text:span></text:p>
          </table:table-cell>
          <table:table-cell table:number-columns-repeated="22"/>
          <table:table-cell office:value-type="string">
            <text:p>stmt</text:p>
          </table:table-cell>
          <table:table-cell office:value-type="string">
            <text:p>id if while do break return print {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mt'</text:p>
          </table:table-cell>
          <table:table-cell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table:number-columns-repeated="6"/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table:style-name="ce4" office:value-type="string">
            <text:p>stmt' ::= else stmt</text:p>
          </table:table-cell>
          <table:table-cell table:number-columns-repeated="21"/>
          <table:table-cell office:value-type="string">
            <text:p>stmt'</text:p>
          </table:table-cell>
          <table:table-cell office:value-type="string">
            <text:p>else <text:span text:style-name="T1">ε</text:span>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''</text:p>
          </table:table-cell>
          <table:table-cell/>
          <table:table-cell office:value-type="string">
            <text:p>stmt'' ::= loc ;</text:p>
          </table:table-cell>
          <table:table-cell table:number-columns-repeated="2"/>
          <table:table-cell office:value-type="string">
            <text:p>stmt'' ::= ;</text:p>
          </table:table-cell>
          <table:table-cell table:number-columns-repeated="35"/>
          <table:table-cell office:value-type="string">
            <text:p>stmt''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</text:p>
          </table:table-cell>
          <table:table-cell/>
          <table:table-cell table:style-name="ce4" office:value-type="string">
            <text:p>loc ::= <text:s text:c="2"/>id loc'' </text:p>
          </table:table-cell>
          <table:table-cell table:number-columns-repeated="38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; = * / + - &lt; &lt;= &gt;= &gt; (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9"/>
          <table:table-cell table:style-name="ce4" office:value-type="string">
            <text:p>loc' ::= [ assign ]</text:p>
          </table:table-cell>
          <table:table-cell table:number-columns-repeated="19"/>
          <table:table-cell table:style-name="ce4" office:value-type="string">
            <text:p>loc' ::= . id</text:p>
          </table:table-cell>
          <table:table-cell table:number-columns-repeated="10"/>
          <table:table-cell office:value-type="string">
            <text:p>loc'</text:p>
          </table:table-cell>
          <table:table-cell office:value-type="string">
            <text:p>. [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. [ ; =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c''</text:p>
          </table:table-cell>
          <table:table-cell table:number-columns-repeated="9"/>
          <table:table-cell table:style-name="ce4" office:value-type="string">
            <text:p>loc'' ::= <text:s text:c="7"/>loc' loc'' </text:p>
          </table:table-cell>
          <table:table-cell table:number-columns-repeated="19"/>
          <table:table-cell table:style-name="ce4" office:value-type="string">
            <text:p>loc'' ::= loc' loc'' </text:p>
          </table:table-cell>
          <table:table-cell table:number-columns-repeated="10"/>
          <table:table-cell office:value-type="string">
            <text:p>loc''</text:p>
          </table:table-cell>
          <table:table-cell office:value-type="string">
            <text:p>. [ <text:span text:style-name="T1">ε</text:span>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; =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8"/>
          <table:table-cell table:style-name="ce4" office:value-type="string">
            <text:p>assign ::= bool assign'</text:p>
          </table:table-cell>
          <table:table-cell table:number-columns-repeated="17"/>
          <table:table-cell table:style-name="ce4" office:value-type="string">
            <text:p>assign ::= bool assign'</text:p>
          </table:table-cell>
          <table:table-cell table:number-columns-repeated="2"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3"/>
          <table:table-cell office:value-type="string">
            <text:p>assig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ssign'</text:p>
          </table:table-cell>
          <table:table-cell table:number-columns-repeated="3"/>
          <table:table-cell table:style-name="ce4" office:value-type="string">
            <text:p>assign' ::= ε </text:p>
          </table:table-cell>
          <table:table-cell table:number-columns-repeated="6"/>
          <table:table-cell table:style-name="ce4" office:value-type="string">
            <text:p>assign' ::= ε </text:p>
          </table:table-cell>
          <table:table-cell table:number-columns-repeated="8"/>
          <table:table-cell table:style-name="ce4" office:value-type="string">
            <text:p>assign' ::= = assign assign' #### <text:span text:style-name="T1">ε</text:span></text:p>
          </table:table-cell>
          <table:table-cell table:number-columns-repeated="17"/>
          <table:table-cell table:style-name="ce4" office:value-type="string">
            <text:p>assign' ::= ε 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"=“ ε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ol</text:p>
          </table:table-cell>
          <table:table-cell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8"/>
          <table:table-cell table:style-name="ce4" office:value-type="string">
            <text:p>bool ::= <text:s/>join bool'</text:p>
          </table:table-cell>
          <table:table-cell table:number-columns-repeated="17"/>
          <table:table-cell table:style-name="ce4" office:value-type="string">
            <text:p>bool ::= <text:s/>join bool'</text:p>
          </table:table-cell>
          <table:table-cell table:number-columns-repeated="2"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3"/>
          <table:table-cell office:value-type="string">
            <text:p>boo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ool'</text:p>
          </table:table-cell>
          <table:table-cell table:number-columns-repeated="3"/>
          <table:table-cell office:value-type="string">
            <text:p>bool' ::= ε </text:p>
          </table:table-cell>
          <table:table-cell table:number-columns-repeated="6"/>
          <table:table-cell office:value-type="string">
            <text:p>bool' ::= ε </text:p>
          </table:table-cell>
          <table:table-cell table:number-columns-repeated="8"/>
          <table:table-cell office:value-type="string">
            <text:p>bool' ::= ε </text:p>
          </table:table-cell>
          <table:table-cell table:style-name="ce4" office:value-type="string">
            <text:p>bool' ::= || join bool'</text:p>
          </table:table-cell>
          <table:table-cell table:number-columns-repeated="16"/>
          <table:table-cell office:value-type="string">
            <text:p>bool' ::= ε 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|| <text:span text:style-name="T1">ε</text:span>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in</text:p>
          </table:table-cell>
          <table:table-cell/>
          <table:table-cell table:number-columns-repeated="2" table:style-name="ce4" office:value-type="string">
            <text:p>join ::= equality join'</text:p>
          </table:table-cell>
          <table:table-cell table:number-columns-repeated="8"/>
          <table:table-cell table:style-name="ce4" office:value-type="string">
            <text:p>join ::= equality join'</text:p>
          </table:table-cell>
          <table:table-cell table:number-columns-repeated="17"/>
          <table:table-cell table:style-name="ce4" office:value-type="string">
            <text:p>join ::= equality join'</text:p>
          </table:table-cell>
          <table:table-cell table:number-columns-repeated="2"/>
          <table:table-cell table:number-columns-repeated="5" table:style-name="ce4" office:value-type="string">
            <text:p>join ::= equality join'</text:p>
          </table:table-cell>
          <table:table-cell table:number-columns-repeated="3"/>
          <table:table-cell office:value-type="string">
            <text:p>joi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|| 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in'</text:p>
          </table:table-cell>
          <table:table-cell table:number-columns-repeated="3"/>
          <table:table-cell office:value-type="string">
            <text:p>join' ::= ε </text:p>
          </table:table-cell>
          <table:table-cell table:number-columns-repeated="6"/>
          <table:table-cell office:value-type="string">
            <text:p>join' ::= ε </text:p>
          </table:table-cell>
          <table:table-cell table:number-columns-repeated="8"/>
          <table:table-cell office:value-type="string">
            <text:p>join' ::= ε </text:p>
          </table:table-cell>
          <table:table-cell office:value-type="string">
            <text:p>join' ::= ε </text:p>
          </table:table-cell>
          <table:table-cell table:style-name="ce4"/>
          <table:table-cell table:number-columns-repeated="15"/>
          <table:table-cell office:value-type="string">
            <text:p>join' ::= ε 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&amp;&amp; <text:span text:style-name="T1">ε</text:span>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</text:p>
          </table:table-cell>
          <table:table-cell/>
          <table:table-cell table:number-columns-repeated="2" table:style-name="ce4" office:value-type="string">
            <text:p>equality ::= rel equality'</text:p>
          </table:table-cell>
          <table:table-cell table:number-columns-repeated="8"/>
          <table:table-cell table:style-name="ce4" office:value-type="string">
            <text:p>equality ::= rel equality'</text:p>
          </table:table-cell>
          <table:table-cell table:number-columns-repeated="17"/>
          <table:table-cell table:style-name="ce4" office:value-type="string">
            <text:p>equality ::= rel equality'</text:p>
          </table:table-cell>
          <table:table-cell table:number-columns-repeated="2"/>
          <table:table-cell table:number-columns-repeated="5" table:style-name="ce4" office:value-type="string">
            <text:p>equality ::= rel equality'</text:p>
          </table:table-cell>
          <table:table-cell table:number-columns-repeated="3"/>
          <table:table-cell office:value-type="string">
            <text:p>equalit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3"/>
          <table:table-cell office:value-type="string">
            <text:p>equality' ::= ε</text:p>
          </table:table-cell>
          <table:table-cell table:number-columns-repeated="6"/>
          <table:table-cell office:value-type="string">
            <text:p>equality' ::= ε</text:p>
          </table:table-cell>
          <table:table-cell table:number-columns-repeated="8"/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table:style-name="ce4" office:value-type="string">
            <text:p>equality' ::= == rel equality'</text:p>
          </table:table-cell>
          <table:table-cell table:style-name="ce4" office:value-type="string">
            <text:p>equality' ::= != rel equality'</text:p>
          </table:table-cell>
          <table:table-cell table:number-columns-repeated="13"/>
          <table:table-cell office:value-type="string">
            <text:p>equality' ::=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'==' '!=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</text:p>
          </table:table-cell>
          <table:table-cell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8"/>
          <table:table-cell table:style-name="ce4" office:value-type="string">
            <text:p>rel ::= expr <text:s/>rel' <text:s/></text:p>
          </table:table-cell>
          <table:table-cell table:number-columns-repeated="17"/>
          <table:table-cell table:style-name="ce4" office:value-type="string">
            <text:p>rel ::= expr <text:s/>rel' <text:s/></text:p>
          </table:table-cell>
          <table:table-cell table:number-columns-repeated="2"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3"/>
          <table:table-cell office:value-type="string">
            <text:p>re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==' '!=' 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'</text:p>
          </table:table-cell>
          <table:table-cell table:number-columns-repeated="3"/>
          <table:table-cell office:value-type="string">
            <text:p>rel' ::= ε</text:p>
          </table:table-cell>
          <table:table-cell table:number-columns-repeated="6"/>
          <table:table-cell office:value-type="string">
            <text:p>rel' ::= ε</text:p>
          </table:table-cell>
          <table:table-cell table:number-columns-repeated="8"/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&lt; expr</text:p>
          </table:table-cell>
          <table:table-cell office:value-type="string">
            <text:p>rel' ::= &lt;= expr</text:p>
          </table:table-cell>
          <table:table-cell office:value-type="string">
            <text:p>rel' ::= &gt;= expr</text:p>
          </table:table-cell>
          <table:table-cell office:value-type="string">
            <text:p>rel' ::= &gt; expr</text:p>
          </table:table-cell>
          <table:table-cell table:number-columns-repeated="9"/>
          <table:table-cell office:value-type="string">
            <text:p>rel' ::=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&lt; &gt; &lt;= &gt;=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'==' '!=' 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r</text:p>
          </table:table-cell>
          <table:table-cell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8"/>
          <table:table-cell table:style-name="ce4" office:value-type="string">
            <text:p>expr ::= term expr'</text:p>
          </table:table-cell>
          <table:table-cell table:number-columns-repeated="17"/>
          <table:table-cell table:style-name="ce4" office:value-type="string">
            <text:p>expr ::= term expr'</text:p>
          </table:table-cell>
          <table:table-cell table:number-columns-repeated="2"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3"/>
          <table:table-cell office:value-type="string">
            <text:p>expr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pr'</text:p>
          </table:table-cell>
          <table:table-cell table:number-columns-repeated="24"/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+ term expr'</text:p>
          </table:table-cell>
          <table:table-cell table:style-name="ce4" office:value-type="string">
            <text:p>expr' ::= - term expr'</text:p>
          </table:table-cell>
          <table:table-cell table:number-columns-repeated="10"/>
          <table:table-cell office:value-type="string">
            <text:p>expr'</text:p>
          </table:table-cell>
          <table:table-cell office:value-type="string">
            <text:p>+ - <text:span text:style-name="T1">ε</text:span>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number-columns-repeated="2" table:style-name="ce4" office:value-type="string">
            <text:p>term ::= <text:s/>unary term'</text:p>
          </table:table-cell>
          <table:table-cell table:number-columns-repeated="8"/>
          <table:table-cell table:style-name="ce4" office:value-type="string">
            <text:p>term ::= <text:s/>unary term'</text:p>
          </table:table-cell>
          <table:table-cell table:number-columns-repeated="17"/>
          <table:table-cell table:style-name="ce4" office:value-type="string">
            <text:p>term ::= <text:s/>unary term'</text:p>
          </table:table-cell>
          <table:table-cell table:number-columns-repeated="2"/>
          <table:table-cell table:number-columns-repeated="5" table:style-name="ce4" office:value-type="string">
            <text:p>term ::= <text:s/>unary term'</text:p>
          </table:table-cell>
          <table:table-cell table:number-columns-repeated="3"/>
          <table:table-cell office:value-type="string">
            <text:p>term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m'</text:p>
          </table:table-cell>
          <table:table-cell table:number-columns-repeated="24"/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office:value-type="string">
            <text:p>term' ::= <text:span text:style-name="T1">ε</text:span></text:p>
          </table:table-cell>
          <table:table-cell table:style-name="ce4" office:value-type="string">
            <text:p>term' ::= * unary term' </text:p>
          </table:table-cell>
          <table:table-cell table:style-name="ce4" office:value-type="string">
            <text:p>term' ::= / unary term' </text:p>
          </table:table-cell>
          <table:table-cell table:number-columns-repeated="8"/>
          <table:table-cell office:value-type="string">
            <text:p>term'</text:p>
          </table:table-cell>
          <table:table-cell office:value-type="string">
            <text:p>* / <text:span text:style-name="T1">ε</text:span>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ary</text:p>
          </table:table-cell>
          <table:table-cell/>
          <table:table-cell table:number-columns-repeated="2" table:style-name="ce4" office:value-type="string">
            <text:p>unary ::= factor</text:p>
          </table:table-cell>
          <table:table-cell table:number-columns-repeated="8"/>
          <table:table-cell table:style-name="ce4" office:value-type="string">
            <text:p>unary ::= factor</text:p>
          </table:table-cell>
          <table:table-cell table:number-columns-repeated="17"/>
          <table:table-cell table:style-name="ce4" office:value-type="string">
            <text:p>unary ::= - unary</text:p>
          </table:table-cell>
          <table:table-cell table:number-columns-repeated="2"/>
          <table:table-cell table:style-name="ce4" office:value-type="string">
            <text:p>unary ::= ! unary</text:p>
          </table:table-cell>
          <table:table-cell table:number-columns-repeated="4" table:style-name="ce4" office:value-type="string">
            <text:p>unary ::= factor</text:p>
          </table:table-cell>
          <table:table-cell table:number-columns-repeated="3"/>
          <table:table-cell office:value-type="string">
            <text:p>unar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/>
          <table:table-cell office:value-type="string">
            <text:p>factor ::= loc factor'</text:p>
          </table:table-cell>
          <table:table-cell table:style-name="ce4" office:value-type="string">
            <text:p>factor ::= ( assign )</text:p>
          </table:table-cell>
          <table:table-cell table:number-columns-repeated="8"/>
          <table:table-cell office:value-type="string">
            <text:p>factor ::= num</text:p>
          </table:table-cell>
          <table:table-cell table:number-columns-repeated="21"/>
          <table:table-cell office:value-type="string">
            <text:p>factor ::= real</text:p>
          </table:table-cell>
          <table:table-cell office:value-type="string">
            <text:p>factor ::= true</text:p>
          </table:table-cell>
          <table:table-cell office:value-type="string">
            <text:p>factor ::= false</text:p>
          </table:table-cell>
          <table:table-cell office:value-type="string">
            <text:p>factor ::= string</text:p>
          </table:table-cell>
          <table:table-cell table:number-columns-repeated="3"/>
          <table:table-cell office:value-type="string">
            <text:p>factor</text:p>
          </table:table-cell>
          <table:table-cell office:value-type="string">
            <text:p>( id num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actor'</text:p>
          </table:table-cell>
          <table:table-cell/>
          <table:table-cell table:style-name="Default"/>
          <table:table-cell table:style-name="ce4" office:value-type="string">
            <text:p>factor' ::= ( optargs ) </text:p>
          </table:table-cell>
          <table:table-cell table:number-columns-repeated="21"/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office:value-type="string">
            <text:p>factor' ::= <text:span text:style-name="T1">ε</text:span></text:p>
          </table:table-cell>
          <table:table-cell table:number-columns-repeated="8"/>
          <table:table-cell office:value-type="string">
            <text:p>factor'</text:p>
          </table:table-cell>
          <table:table-cell office:value-type="string">
            <text:p>( <text:span text:style-name="T1">ε</text:span></text:p>
          </table:table-cell>
          <table:table-cell table:number-columns-repeated="2"/>
          <table:table-cell office:value-type="string">
            <text:p>factor'</text:p>
          </table:table-cell>
          <table:table-cell table:style-name="ce5" office:value-type="string">
            <text:p>* / + - &lt; &lt;= &gt;= &gt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args</text:p>
          </table:table-cell>
          <table:table-cell/>
          <table:table-cell table:style-name="ce4" office:value-type="string">
            <text:p>optargs ::= args</text:p>
          </table:table-cell>
          <table:table-cell/>
          <table:table-cell office:value-type="string">
            <text:p>optagrs ::= ε</text:p>
          </table:table-cell>
          <table:table-cell table:number-columns-repeated="36"/>
          <table:table-cell office:value-type="string">
            <text:p>optargs</text:p>
          </table:table-cell>
          <table:table-cell office:value-type="string">
            <text:p>id <text:span text:style-name="T1">ε</text:span>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s</text:p>
          </table:table-cell>
          <table:table-cell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8"/>
          <table:table-cell table:style-name="ce4" office:value-type="string">
            <text:p>args ::= assign args'</text:p>
          </table:table-cell>
          <table:table-cell table:number-columns-repeated="17"/>
          <table:table-cell table:style-name="ce4" office:value-type="string">
            <text:p>args ::= assign args'</text:p>
          </table:table-cell>
          <table:table-cell table:number-columns-repeated="2"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3"/>
          <table:table-cell office:value-type="string">
            <text:p>args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gs'</text:p>
          </table:table-cell>
          <table:table-cell table:number-columns-repeated="3"/>
          <table:table-cell office:value-type="string">
            <text:p>agrs' ::= ε</text:p>
          </table:table-cell>
          <table:table-cell table:number-columns-repeated="33"/>
          <table:table-cell table:style-name="ce4" office:value-type="string">
            <text:p>args' ::= , args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)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7T08:39:49</dc:date>
    <meta:editing-duration>PT16H9M25S</meta:editing-duration>
    <meta:editing-cycles>23</meta:editing-cycles>
    <meta:generator>LibreOffice/3.5$Linux_X86_64 LibreOffice_project/350m1$Build-202</meta:generator>
    <meta:document-statistic meta:table-count="3" meta:cell-count="449" meta:object-count="0"/>
  </office:meta>
</office:document-meta>
</file>